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text-properties style:font-name="Arial" fo:font-size="15pt" style:font-size-asian="13.1000003814697pt" style:font-size-complex="15pt"/>
    </style:style>
    <style:style style:name="P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3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4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5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5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5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7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8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9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5" style:family="paragraph" style:parent-style-name="Standard" style:list-style-name="L1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line-height="100%"/>
      <style:text-properties style:font-name="Arial" fo:font-size="14pt" style:font-size-asian="14pt" style:font-size-complex="14pt"/>
    </style:style>
    <style:style style:name="P117" style:family="paragraph" style:parent-style-name="Standard">
      <style:text-properties style:font-name="Arial" fo:font-size="14pt" style:font-size-asian="12.25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ic.simulazione</text:p>
      <text:p text:style-name="P1"><text:bookmark-start text:name="DDE_LINK"/>Simulazione</text:p>
      <text:list text:style-name="L1">
        <text:list-item text:start-value="1">
          <text:p text:style-name="P5">Tipo, obiettivo e funzione della classe/interfaccia:</text:p>
          <text:p text:style-name="P41"><text:tab/>Classe pubblica e concreta; crea e avvia un processore che crea tutti gli <text:tab/>istanti della simulazione. Tali istanti vengono mantenuti internamente a <text:tab/>questa classe.</text:p>
        </text:list-item>
      </text:list>
      <text:p text:style-name="P2"/>
      <text:list text:style-name="L1">
        <text:list-item text:start-value="1">
          <text:p text:style-name="P5">Relazioni d'uso con altre componenti:</text:p>
          <text:p text:style-name="P41"><text:tab/>Utilizza il metodo creaSimulazione() della classe Processore per creare gli <text:tab/>istanti della simulazione.</text:p>
        </text:list-item>
      </text:list>
      <text:p text:style-name="P2"/>
      <text:list text:style-name="L1">
        <text:list-item text:start-value="1">
          <text:p text:style-name="P5">Interfacce e relazioni di u<text:span text:style-name="T1">so da altre </text:span>componenti:</text:p>
          <text:p text:style-name="P51"><text:tab/>Viene usata dalla classe Player.</text:p>
        </text:list-item>
      </text:list>
      <text:p text:style-name="P2"/>
      <text:list text:style-name="L1">
        <text:list-item text:start-value="1">
          <text:p text:style-name="P5">Attività svolte e dati trattati:</text:p>
          <text:list>
            <text:list-item>
              <text:p text:style-name="P5">Campi dati:</text:p>
              <text:list>
                <text:list-item>
                  <text:p text:style-name="P51">private Processore proc:</text:p>
                </text:list-item>
              </text:list>
            </text:list-item>
          </text:list>
        </text:list-item>
      </text:list>
      <text:p text:style-name="P2"><text:tab/><text:tab/><text:tab/>istanza di processore che si occupa della generazione degli istant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LinkedList&lt;Istante&gt; listaIstanti:</text:p>
                </text:list-item>
              </text:list>
            </text:list-item>
          </text:list>
        </text:list-item>
      </text:list>
      <text:p text:style-name="P2"><text:tab/><text:tab/><text:tab/>lista di istanti generata dal processor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ConfigurazioneIniziale conf:</text:p>
                </text:list-item>
              </text:list>
            </text:list-item>
          </text:list>
        </text:list-item>
      </text:list>
      <text:p text:style-name="P2"><text:tab/><text:tab/><text:tab/>parametri di configurazione per il sistema di simulazione.</text:p>
      <text:p text:style-name="P2"/>
      <text:list text:style-name="L1">
        <text:list-item text:start-value="1">
          <text:list>
            <text:list-item text:start-value="1">
              <text:p text:style-name="P5">Costruttori:</text:p>
              <text:list>
                <text:list-item>
                  <text:p text:style-name="P51">public Simulazione(ConfigurazioneIniziale conf):</text:p>
                </text:list-item>
              </text:list>
            </text:list-item>
          </text:list>
        </text:list-item>
      </text:list>
      <text:p text:style-name="P2"><text:tab/><text:tab/><text:tab/>costruttore della classe, che riceve come parametro la configurazione <text:tab/><text:tab/><text:tab/>iniziale del sistema</text:p>
      <text:p text:style-name="P2"/>
      <text:list text:style-name="L1">
        <text:list-item text:start-value="1">
          <text:list>
            <text:list-item text:start-value="1">
              <text:p text:style-name="P5">Metodi:</text:p>
              <text:list>
                <text:list-item>
                  <text:p text:style-name="P51">public LinkedList&lt;Istante&gt; crea():</text:p>
                </text:list-item>
              </text:list>
            </text:list-item>
          </text:list>
        </text:list-item>
      </text:list>
      <text:p text:style-name="P2"><text:tab/><text:tab/><text:tab/>da il via alla creazione della simulazione: il processore può cominciare</text:p>
      <text:p text:style-name="P2"><text:s text:c="5"/><text:tab/><text:tab/><text:tab/>ad interagire con lo scheduler e il gestore della memoria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int numeroIstanti():</text:p>
                </text:list-item>
              </text:list>
            </text:list-item>
          </text:list>
        </text:list-item>
      </text:list>
      <text:p text:style-name="P2"><text:tab/><text:tab/><text:tab/>ritorna il numero degli istanti che compongono la simulazione.</text:p>
      <text:p text:style-name="P2"/>
      <text:p text:style-name="P1">Player</text:p>
      <text:list text:style-name="L1">
        <text:list-item text:start-value="1">
          <text:p text:style-name="P5">Tipo, obiettivo e funzione della classe/interfaccia:</text:p>
          <text:p text:style-name="P41"><text:tab/>Classe pubblica e concreta; scorre gli istanti che compongono una <text:tab/>simulazione, in avanti o in dietro nel tempo.</text:p>
        </text:list-item>
      </text:list>
      <text:p text:style-name="P2"/>
      <text:list text:style-name="L1">
        <text:list-item text:start-value="1">
          <text:p text:style-name="P5">Relazioni d'uso con altre componenti:</text:p>
          <text:p text:style-name="P41"><text:tab/>Utilizza il metodo crea() della classe Simulazione per creare <text:s/>al simulazione <text:tab/>con i relativi istanti. Vengono inoltre utilizzati i metodi get della classe Istante, <text:tab/>per identificare eventuali eventi rilevanti nel corso della simulazione.</text:p>
        </text:list-item>
      </text:list>
      <text:p text:style-name="P2"/>
      <text:list text:style-name="L1">
        <text:list-item text:start-value="1">
          <text:p text:style-name="P5">Interfacce e relazioni di u<text:span text:style-name="T1">so da altre </text:span>componenti:</text:p>
          <text:p text:style-name="P51"><text:tab/>Viene usata dalla GUI per lo scorrimento della simulazione.</text:p>
        </text:list-item>
      </text:list>
      <text:p text:style-name="P2"/>
      <text:list text:style-name="L1">
        <text:list-item text:start-value="1">
          <text:p text:style-name="P5">Attività svolte e dati trattati:</text:p>
          <text:list>
            <text:list-item>
              <text:p text:style-name="P5"><text:soft-page-break/>Campi dati:</text:p>
              <text:list>
                <text:list-item>
                  <text:p text:style-name="P51">private Simulazione simulazioneEseguita:</text:p>
                </text:list-item>
              </text:list>
            </text:list-item>
          </text:list>
        </text:list-item>
      </text:list>
      <text:p text:style-name="P2"><text:tab/><text:tab/><text:tab/>la simulazione contenente gli istanti da scorrere con il player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LinkedList&lt;Istante&gt; listaIstanti:</text:p>
                </text:list-item>
              </text:list>
            </text:list-item>
          </text:list>
        </text:list-item>
      </text:list>
      <text:p text:style-name="P2"><text:tab/><text:tab/><text:tab/>la lista degli istanti generati dalla simulazion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int indiceElementoCorrente:</text:p>
                </text:list-item>
              </text:list>
            </text:list-item>
          </text:list>
        </text:list-item>
      </text:list>
      <text:p text:style-name="P3"><text:tab/><text:tab/><text:tab/>l'indice dell'istante corrente; utilizzato per ottimizzare lo scorrimento <text:tab/><text:tab/><text:tab/>degli istant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ListIterator&lt;Istante&gt; istanteCorrente:</text:p>
                </text:list-item>
              </text:list>
            </text:list-item>
          </text:list>
        </text:list-item>
      </text:list>
      <text:p text:style-name="P3"><text:tab/><text:tab/><text:tab/>Iteratore che punta all'istante corrente; viene utilizzato per scorrere la <text:tab/><text:tab/><text:tab/>lista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enum Evento{FAULT, SWITCH, FULL_RAM, FULL_SWAP, END_PROC, NEW_PROC}:</text:p>
                </text:list-item>
              </text:list>
            </text:list-item>
          </text:list>
        </text:list-item>
      </text:list>
      <text:p text:style-name="P3"><text:tab/><text:tab/><text:tab/>Enumerazione per la definizione degli eventi significativi che possono <text:tab/><text:tab/><text:tab/>essere ricercati nella lista di istanti.</text:p>
      <text:p text:style-name="P2"/>
      <text:p text:style-name="P2"/>
      <text:list text:style-name="L1">
        <text:list-item text:start-value="1">
          <text:list>
            <text:list-item text:start-value="1">
              <text:p text:style-name="P5">Costruttori:</text:p>
              <text:list>
                <text:list-item>
                  <text:p text:style-name="P51">public Player(ConfigurazioneIniziale conf):</text:p>
                </text:list-item>
              </text:list>
            </text:list-item>
          </text:list>
        </text:list-item>
      </text:list>
      <text:p text:style-name="P2"><text:tab/><text:tab/><text:tab/>costruttore della classe, che riceve come parametro la configurazione <text:tab/><text:tab/><text:tab/>iniziale del sistema.</text:p>
      <text:p text:style-name="P2"/>
      <text:list text:style-name="L1">
        <text:list-item text:start-value="1">
          <text:list>
            <text:list-item text:start-value="1">
              <text:p text:style-name="P5">Metodi:</text:p>
              <text:list>
                <text:list-item>
                  <text:p text:style-name="P51">public boolean caricaSimulazione():</text:p>
                </text:list-item>
              </text:list>
            </text:list-item>
          </text:list>
        </text:list-item>
      </text:list>
      <text:p text:style-name="P2"><text:tab/><text:tab/><text:tab/>carica la simulazione e inizializza l'iteratore per lo scorrimento della <text:tab/><text:tab/><text:tab/>simulazione; ritorna un booleano che comunica lo stato di successo o <text:tab/><text:tab/><text:tab/>meno dell'operazion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<text:bookmark-end text:name="DDE_LINK"/>public Istante istantePrecedente():</text:p>
                </text:list-item>
              </text:list>
            </text:list-item>
          </text:list>
        </text:list-item>
      </text:list>
      <text:p text:style-name="P2"><text:tab/><text:tab/><text:tab/>ritorna l'istante precedente a quello attuale. Se viene ritornato un <text:tab/><text:tab/><text:tab/><text:tab/>riferimento nullo, significa che non ci sono istanti precedent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Istante istanteSuccessivo():</text:p>
                </text:list-item>
              </text:list>
            </text:list-item>
          </text:list>
        </text:list-item>
      </text:list>
      <text:p text:style-name="P2"><text:tab/><text:tab/><text:tab/>ritorna l'istante successivo a quello attuale. Se viene ritornato un <text:tab/><text:tab/><text:tab/><text:tab/>puntatore nullo, significa che non ci sono istanti successiv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LinkedList&lt;Istante&gt; precedenteIstanteSignificativo (Evento e):</text:p>
                </text:list-item>
              </text:list>
            </text:list-item>
          </text:list>
        </text:list-item>
      </text:list>
      <text:p text:style-name="P3"><text:tab/><text:tab/><text:tab/>ritorna l'istante significativo precedente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tab/><text:tab/><text:tab/>uno o più process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LinkedList&lt;Istante&gt; prossimoIstanteSignificativo (Evento e):</text:p>
                </text:list-item>
              </text:list>
            </text:list-item>
          </text:list>
        </text:list-item>
      </text:list>
      <text:p text:style-name="P2"><text:tab/><text:tab/><text:tab/>ritorna l'istante significativo successivo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soft-page-break/><text:tab/><text:tab/><text:tab/>uno o più process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Istante primoIstante():</text:p>
                </text:list-item>
              </text:list>
            </text:list-item>
          </text:list>
        </text:list-item>
      </text:list>
      <text:p text:style-name="P2"><text:tab/><text:tab/><text:tab/>Ritorna il primo istante della simulazion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LinkedList&lt;Istante&gt; ultimoIstante():</text:p>
                </text:list-item>
              </text:list>
            </text:list-item>
          </text:list>
        </text:list-item>
      </text:list>
      <text:p text:style-name="P2"><text:tab/><text:tab/><text:tab/>Ritorna una lista di istanti che porta all'ultimo istante della simulazion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ublic int numeroIstanti():</text:p>
                </text:list-item>
              </text:list>
            </text:list-item>
          </text:list>
        </text:list-item>
      </text:list>
      <text:p text:style-name="P2"><text:tab/><text:tab/><text:tab/>Ritorna il numero di istanti che compongono la simulazione.</text:p>
      <text:p text:style-name="P2"/>
      <text:p text:style-name="P1"><text:bookmark-start text:name="DDE_LINK2"/>Istante</text:p>
      <text:list text:style-name="L1">
        <text:list-item text:start-value="1">
          <text:p text:style-name="P5"><text:bookmark-start text:name="DDE_LINK1"/>Tipo, obiettivo e funzione della classe/interfaccia:</text:p>
          <text:p text:style-name="P41"><text:tab/>Classe pubblica e concreta; rappresenta una singola unità di tempo della <text:tab/>simulazione. Al suo interno le informazioni sono rappresentate in modo <text:tab/>differenziale; ciò significa che ogni istante rappresenta solo le differenze <text:tab/>rispetto all'istante precedente.</text:p>
        </text:list-item>
      </text:list>
      <text:p text:style-name="P2"/>
      <text:list text:style-name="L1">
        <text:list-item text:start-value="1">
          <text:p text:style-name="P5">Relazioni d'uso con altre componenti:</text:p>
          <text:p text:style-name="P41"><text:tab/>Nessuna.</text:p>
        </text:list-item>
      </text:list>
      <text:p text:style-name="P2"/>
      <text:list text:style-name="L1">
        <text:list-item text:start-value="1">
          <text:p text:style-name="P5">Interfacce e relazioni di u<text:span text:style-name="T1">so da altre </text:span>componenti:</text:p>
          <text:p text:style-name="P51"><text:tab/>Viene usata dalla classe Player la quale interroga i campi dato per scoprire <text:tab/>eventi significativi.</text:p>
        </text:list-item>
      </text:list>
      <text:p text:style-name="P2"/>
      <text:list text:style-name="L1">
        <text:list-item text:start-value="1">
          <text:p text:style-name="P5">Attività svolte e dati trattati:</text:p>
          <text:list>
            <text:list-item>
              <text:p text:style-name="P5">Campi dati:</text:p>
              <text:list>
                <text:list-item>
                  <text:p text:style-name="P51">private PCB processoInEsecuzione:</text:p>
                </text:list-item>
              </text:list>
            </text:list-item>
          </text:list>
        </text:list-item>
      </text:list>
      <text:p text:style-name="P2"><text:tab/><text:tab/><text:tab/>il processo in esecuzione nel'istante corrent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PCB processoPrecedenteTerminato:</text:p>
                </text:list-item>
              </text:list>
            </text:list-item>
          </text:list>
        </text:list-item>
      </text:list>
      <text:p text:style-name="P2"><text:tab/><text:tab/><text:tab/>il processo terminato nell'istante corrente, cioè che ha eseguito il suo <text:tab/><text:tab/><text:tab/>ultimo quanto di tempo nell'istante precedent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boolean nuovoProcesso:</text:p>
                </text:list-item>
              </text:list>
            </text:list-item>
          </text:list>
        </text:list-item>
      </text:list>
      <text:p text:style-name="P2"><text:tab/><text:tab/><text:tab/>indica se sono arrivati nuovi processi nella coda dei pront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int numeroFault:</text:p>
                </text:list-item>
              </text:list>
            </text:list-item>
          </text:list>
        </text:list-item>
      </text:list>
      <text:p text:style-name="P2"><text:tab/><text:tab/><text:tab/>numero di fault generati nell'istante corrent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LinkedList&lt;Azione&gt; cambiamentiInMemoria:</text:p>
                </text:list-item>
              </text:list>
            </text:list-item>
          </text:list>
        </text:list-item>
      </text:list>
      <text:p text:style-name="P2"><text:tab/><text:tab/><text:tab/>i cambiamenti avvenuti in memoria (RAM e Swap)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boolean full_RAM:</text:p>
                </text:list-item>
              </text:list>
            </text:list-item>
          </text:list>
        </text:list-item>
      </text:list>
      <text:p text:style-name="P2"><text:tab/><text:tab/><text:tab/>indica se la memoria RAM si è riempita a tal punto da non poter <text:tab/><text:tab/><text:tab/><text:tab/>caricare nuove pagine/segment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1">private boolean full_Swap:</text:p>
                </text:list-item>
              </text:list>
            </text:list-item>
          </text:list>
        </text:list-item>
      </text:list>
      <text:p text:style-name="P2"><text:tab/><text:tab/><text:tab/>indica se l'area di Swap ha raggiunto la sua capacità massima.</text:p>
      <text:p text:style-name="P2"/>
      <text:p text:style-name="P2"/>
      <text:list text:style-name="L1">
        <text:list-item text:start-value="1">
          <text:list>
            <text:list-item text:start-value="1">
              <text:p text:style-name="P5">Costruttori:</text:p>
              <text:list>
                <text:list-item>
                  <text:p text:style-name="P51"><text:soft-page-break/>public Istante(PCB inEsecuzione, PCB terminato, boolean nuovoProcesso, int fault,LinkedList&lt;Azione&gt; memoria, boolean full_RAM, boolean full_Swap):</text:p>
                </text:list-item>
              </text:list>
            </text:list-item>
          </text:list>
        </text:list-item>
      </text:list>
      <text:p text:style-name="P2"><text:tab/><text:tab/><text:tab/>costruttore della classe. Inizializza tutti i campi dati precedentemente <text:tab/><text:tab/><text:tab/>descritti.</text:p>
      <text:p text:style-name="P2"/>
      <text:list text:style-name="L1">
        <text:list-item text:start-value="1">
          <text:list>
            <text:list-item text:start-value="1">
              <text:p text:style-name="P5">Metodi:</text:p>
              <text:list>
                <text:list-item>
                  <text:p text:style-name="P51">public PCB getProcessoInEsecuzione():</text:p>
                </text:list-item>
              </text:list>
            </text:list-item>
          </text:list>
        </text:list-item>
      </text:list>
      <text:p text:style-name="P2"><text:tab/><text:tab/><text:tab/>ritorna il PCB del processo in esecuzione nell'istante corrente.</text:p>
      <text:p text:style-name="P2"/>
      <text:list text:style-name="L1">
        <text:list-item>
          <text:list>
            <text:list-item>
              <text:list>
                <text:list-item>
                  <text:p text:style-name="P51">public PCB getProcessoPrecedenteTerminato():</text:p>
                </text:list-item>
              </text:list>
            </text:list-item>
          </text:list>
        </text:list-item>
      </text:list>
      <text:p text:style-name="P2"><text:tab/><text:tab/><text:tab/>ritorna il PCB del processo terminato nell'istante corrente.</text:p>
      <text:p text:style-name="P2"/>
      <text:list text:style-name="L1">
        <text:list-item>
          <text:list>
            <text:list-item>
              <text:list>
                <text:list-item>
                  <text:p text:style-name="P51">public boolean getNuovoProcesso():</text:p>
                </text:list-item>
              </text:list>
            </text:list-item>
          </text:list>
        </text:list-item>
      </text:list>
      <text:p text:style-name="P3"><text:tab/><text:tab/><text:tab/>ritorna un booleano che indica se nell'istante corrente sono arrivati <text:tab/><text:tab/><text:tab/>nuovi processi nella coda dei pronti.</text:p>
      <text:p text:style-name="P2"/>
      <text:list text:style-name="L1">
        <text:list-item>
          <text:list>
            <text:list-item>
              <text:list>
                <text:list-item>
                  <text:p text:style-name="P51">public int getFault():</text:p>
                </text:list-item>
              </text:list>
            </text:list-item>
          </text:list>
        </text:list-item>
      </text:list>
      <text:p text:style-name="P2"><text:tab/><text:tab/><text:tab/>ritorna il numero di fault generati in memoria nell'istante corrente.</text:p>
      <text:p text:style-name="P2"/>
      <text:list text:style-name="L1">
        <text:list-item>
          <text:list>
            <text:list-item>
              <text:list>
                <text:list-item>
                  <text:p text:style-name="P51">public LinkedList&lt;Azione&gt; getCambiamentiInMemoria():</text:p>
                </text:list-item>
              </text:list>
            </text:list-item>
          </text:list>
        </text:list-item>
      </text:list>
      <text:p text:style-name="P3"><text:tab/><text:tab/><text:tab/>ritorna una lista di Azione, che indica ogni operazione elementare <text:tab/><text:tab/><text:tab/><text:tab/>avvenuta in memoria. Per maggiori dettagli vedere la documentazione <text:tab/><text:tab/><text:tab/>della classe Azione.</text:p>
      <text:p text:style-name="P2"/>
      <text:list text:style-name="L1">
        <text:list-item>
          <text:list>
            <text:list-item>
              <text:list>
                <text:list-item>
                  <text:p text:style-name="P51">public boolean getFull_RAM():</text:p>
                </text:list-item>
              </text:list>
            </text:list-item>
          </text:list>
        </text:list-item>
      </text:list>
      <text:p text:style-name="P3"><text:tab/><text:tab/><text:tab/>ritorna un booleano che indica se la RAM è stata riempita a tal punto <text:tab/><text:tab/><text:tab/>da non permettere l'inserimento di nuove pagine/segmenti, fino a che <text:tab/><text:tab/><text:tab/>una parte di essa non sarà liberata.</text:p>
      <text:p text:style-name="P2"/>
      <text:list text:style-name="L1">
        <text:list-item>
          <text:list>
            <text:list-item>
              <text:list>
                <text:list-item>
                  <text:p text:style-name="P51">public boolean getFull_Swap():</text:p>
                </text:list-item>
              </text:list>
            </text:list-item>
          </text:list>
        </text:list-item>
      </text:list>
      <text:p text:style-name="P3"><text:tab/><text:tab/><text:tab/>ritorna un booleano che indica se nell'istante corrente l'area di Swap <text:tab/><text:tab/><text:tab/>ha <text:s/>raggiunto la sua capacità massima.</text:p>
      <text:p text:style-name="P2"><text:bookmark-end text:name="DDE_LINK2"/><text:bookmark-end text:name="DDE_LINK1"/></text:p>
      <text:p text:style-name="P116">EccezioneConfigurazioneNonValida</text:p>
      <text:list text:style-name="L1">
        <text:list-item text:start-value="1">
          <text:p text:style-name="P5">Tipo, obiettivo e funzione della classe/interfaccia:</text:p>
          <text:p text:style-name="P41"><text:tab/>Classe pubblica e concreta; estende la classe Exception. Rappresenta <text:tab/>un'eccezione lanciata nel momento in cui viene creata una <text:tab/>ConfigurazioneIniziale non valida.</text:p>
        </text:list-item>
      </text:list>
      <text:p text:style-name="P2"/>
      <text:list text:style-name="L1">
        <text:list-item text:start-value="1">
          <text:p text:style-name="P5">Relazioni d'uso con altre componenti:</text:p>
          <text:p text:style-name="P41"><text:tab/>Nessuna.</text:p>
        </text:list-item>
      </text:list>
      <text:p text:style-name="P2"/>
      <text:list text:style-name="L1">
        <text:list-item text:start-value="1">
          <text:p text:style-name="P5">Interfacce e relazioni di u<text:span text:style-name="T1">so da altre </text:span>componenti:</text:p>
          <text:p text:style-name="P51"><text:tab/>Viene usata dalla classe ConfigurazioneIniziale.</text:p>
        </text:list-item>
      </text:list>
      <text:p text:style-name="P2"/>
      <text:list text:style-name="L1">
        <text:list-item text:start-value="1">
          <text:p text:style-name="P5">Attività svolte e dati trattati:</text:p>
          <text:list>
            <text:list-item>
              <text:p text:style-name="P51"><text:span text:style-name="T3">Campi dati:</text:span></text:p>
              <text:list>
                <text:list-header>
                  <text:p text:style-name="P115">Nessuno.</text:p>
                </text:list-header>
              </text:list>
            </text:list-item>
          </text:list>
        </text:list-item>
      </text:list>
      <text:p text:style-name="P2"/>
      <text:list text:style-name="L1">
        <text:list-item text:start-value="1">
          <text:list>
            <text:list-item text:start-value="1">
              <text:p text:style-name="P5">Costruttori:</text:p>
              <text:list>
                <text:list-item>
                  <text:p text:style-name="P51">Quello di default.</text:p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p text:style-name="P5"><text:soft-page-break/>Metodi:</text:p>
              <text:list>
                <text:list-header>
                  <text:p text:style-name="P51">Nessuno.</text:p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p text:style-name="P1">ConfigurazioneIniziale</text:p>
      <text:list text:style-name="L1">
        <text:list-item text:start-value="1">
          <text:p text:style-name="P5">Tipo, obiettivo e funzione della classe/interfaccia:</text:p>
          <text:p text:style-name="P41"><text:tab/>Classe pubblica e concreta. Rappresenta la configurazione del sistema di <text:tab/>simulazione.</text:p>
        </text:list-item>
      </text:list>
      <text:p text:style-name="P2"/>
      <text:list text:style-name="L1">
        <text:list-item text:start-value="1">
          <text:p text:style-name="P5">Relazioni d'uso con altre componenti:</text:p>
          <text:p text:style-name="P41"><text:tab/>Nessuna.</text:p>
        </text:list-item>
      </text:list>
      <text:p text:style-name="P2"/>
      <text:list text:style-name="L1">
        <text:list-item text:start-value="1">
          <text:p text:style-name="P5">Interfacce e relazioni di u<text:span text:style-name="T1">so da altre </text:span>componenti:</text:p>
          <text:p text:style-name="P51"><text:tab/>Viene usata dalle classi: SwapPaginata, GestoreMemoriaPaginata, Simulazione, Processore, RAMSegmentata, Player, GestioneFile, AssociazioneProcessiJDialog, RAMPaginata, GestoreMemoriaSegmentata, SwapSegmentata.</text:p>
        </text:list-item>
      </text:list>
      <text:p text:style-name="P2"/>
      <text:list text:style-name="L1">
        <text:list-item text:start-value="1">
          <text:p text:style-name="P5">Attività svolte e dati trattati:</text:p>
          <text:list>
            <text:list-item>
              <text:p text:style-name="P5">Campi dati:</text:p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2"/>
      <text:p text:style-name="P2"/>
      <text:list text:style-name="L1">
        <text:list-item text:start-value="1">
          <text:list>
            <text:list-item text:start-value="1">
              <text:p text:style-name="P5">Costruttori:</text:p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2"/>
      <text:list text:style-name="L1">
        <text:list-item text:start-value="1">
          <text:list>
            <text:list-item text:start-value="1">
              <text:p text:style-name="P5">Metodi:</text:p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</meta:initial-creator>
    <meta:creation-date>2008-03-03T19:07:11</meta:creation-date>
    <dc:creator>Luca</dc:creator>
    <dc:date>2008-03-04T16:16:08</dc:date>
    <meta:editing-cycles>26</meta:editing-cycles>
    <meta:editing-duration>PT4H25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30" meta:word-count="1014" meta:character-count="7841"/>
  </office:meta>
</office:document-meta>
</file>